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  <style:style style:name="P4" style:family="paragraph" style:parent-style-name="Standard">
      <style:text-properties style:font-name="American Typewriter" officeooo:rsid="000d0c2f" officeooo:paragraph-rsid="000d0c2f"/>
    </style:style>
    <style:style style:name="P5" style:family="paragraph" style:parent-style-name="Standard">
      <style:text-properties style:font-name="American Typewriter" officeooo:rsid="000db71b" officeooo:paragraph-rsid="000db71b"/>
    </style:style>
    <style:style style:name="P6" style:family="paragraph" style:parent-style-name="Standard">
      <style:text-properties style:font-name="American Typewriter" officeooo:rsid="000f289b" officeooo:paragraph-rsid="000f289b"/>
    </style:style>
    <style:style style:name="P7" style:family="paragraph" style:parent-style-name="Standard">
      <style:text-properties style:font-name="American Typewriter" officeooo:rsid="00106a25" officeooo:paragraph-rsid="00106a25"/>
    </style:style>
    <style:style style:name="P8" style:family="paragraph" style:parent-style-name="Standard">
      <style:text-properties style:font-name="American Typewriter" officeooo:rsid="001407ff" officeooo:paragraph-rsid="001407ff"/>
    </style:style>
    <style:style style:name="P9" style:family="paragraph" style:parent-style-name="Standard">
      <style:paragraph-properties fo:break-before="page"/>
      <style:text-properties style:font-name="American Typewriter" officeooo:rsid="000db71b" officeooo:paragraph-rsid="000db7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  <text:p text:style-name="P3"/>
      <text:p text:style-name="P3"/>
      <text:p text:style-name="P5">Callback:</text:p>
      <text:p text:style-name="P5"/>
      <text:p text:style-name="P4">Function eatDinner(callback) {</text:p>
      <text:p text:style-name="P4">setTimeout(function() {</text:p>
      <text:p text:style-name="P4">console.log(‘Eating the dinner’);</text:p>
      <text:p text:style-name="P4">callback()</text:p>
      <text:p text:style-name="P4">} 2000)</text:p>
      <text:p text:style-name="P4">};</text:p>
      <text:p text:style-name="P4"/>
      <text:p text:style-name="P4">function eatDessert() {</text:p>
      <text:p text:style-name="P4">console.log(‘Eating the dessert’)</text:p>
      <text:p text:style-name="P4">};</text:p>
      <text:p text:style-name="P4"/>
      <text:p text:style-name="P4"/>
      <text:p text:style-name="P4">eatDinner(eatDessert);</text:p>
      <text:p text:style-name="P9">function functionOne(x) {</text:p>
      <text:p text:style-name="P5">console.log(x);</text:p>
      <text:p text:style-name="P5">}</text:p>
      <text:p text:style-name="P5"/>
      <text:p text:style-name="P5">function functionTwo (num, func) {</text:p>
      <text:p text:style-name="P5">func(num);</text:p>
      <text:p text:style-name="P5">}</text:p>
      <text:p text:style-name="P5"/>
      <text:p text:style-name="P5">functionTwo(2, functionOne);</text:p>
      <text:p text:style-name="P5"/>
      <text:p text:style-name="P5"/>
      <text:p text:style-name="P5"/>
      <text:p text:style-name="P5"/>
      <text:p text:style-name="P6">function anotherFunction(text) {</text:p>
      <text:p text:style-name="P6">console.log(‘Hello’ + text);</text:p>
      <text:p text:style-name="P6">}</text:p>
      <text:p text:style-name="P6"/>
      <text:p text:style-name="P6">function oneFunction(name) {</text:p>
      <text:p text:style-name="P6">return anotherFunction(name);</text:p>
      <text:p text:style-name="P6">}</text:p>
      <text:p text:style-name="P6"/>
      <text:p text:style-name="P6">oneFunction(‘Javi’);</text:p>
      <text:p text:style-name="P6"/>
      <text:p text:style-name="P6"/>
      <text:p text:style-name="P7">function sayHello() {</text:p>
      <text:p text:style-name="P7">let firstName = ‘Ana’;</text:p>
      <text:p text:style-name="P7">console.log(‘Hello’ + firstName);</text:p>
      <text:p text:style-name="P7">}</text:p>
      <text:p text:style-name="P7"/>
      <text:p text:style-name="P7"/>
      <text:p text:style-name="P7"/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10:53:17.264590283</dc:date>
    <meta:editing-duration>PT41M57S</meta:editing-duration>
    <meta:editing-cycles>9</meta:editing-cycles>
    <meta:generator>LibreOffice/6.4.0.3$MacOSX_X86_64 LibreOffice_project/b0a288ab3d2d4774cb44b62f04d5d28733ac6df8</meta:generator>
    <meta:document-statistic meta:table-count="0" meta:image-count="0" meta:object-count="0" meta:page-count="2" meta:paragraph-count="43" meta:word-count="196" meta:character-count="1357" meta:non-whitespace-character-count="1188"/>
  </office:meta>
</office:document-meta>
</file>